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structura y comportamiento del servidor.</text:p>
      <text:p text:style-name="Standard"/>
      <text:p text:style-name="Standard"/>
      <text:p text:style-name="Standard">Al acceder a la pagina se carga la pagina principal, con la estructura que se representa en <text:a xlink:type="simple" xlink:href="../Pagina_principal.odg" text:style-name="Internet_20_link" text:visited-style-name="Visited_20_Internet_20_Link"><text:span text:style-name="T2">pagina principal</text:span></text:a></text:p>
      <text:p text:style-name="Standard"/>
      <text:p text:style-name="Standard">Al hacer clic en iniciar sesión se cierra esta pagina y se carga la <text:a xlink:type="simple" xlink:href="../Inicio_de_sesión.odg" text:style-name="Internet_20_link" text:visited-style-name="Visited_20_Internet_20_Link"><text:span text:style-name="T2">pagina de inicio de sesión</text:span></text:a> no sera necesario indicar si es un empresario o administrador porque lo comprobara el programa por defecto al hacer clic en inicio de sesión:</text:p>
      <text:p text:style-name="Standard"/>
      <text:p text:style-name="Standard"><text:tab/><text:span text:style-name="T3">En caso de un administrador</text:span> este se redirige a una nueva pagina con la estructura <text:tab/>representada en <text:a xlink:type="simple" xlink:href="../Pagina_admin.odg" text:style-name="Internet_20_link" text:visited-style-name="Visited_20_Internet_20_Link">pagina de administrador</text:a> la cual mostrara recuadros con las profesiones que <text:tab/>tenga el programa en ese momento, en estos recuadros podrá modificarlos, podrá añadir <text:tab/>nuevas profesiones de una en una haciendo clic en añadir nueva categoría y si desea eliminar <text:tab/>alguno debe dejar el recuadro en blanco, en un bloque aparecerán nuevas categorías que <text:tab/>solicita un empresario en forma de botón si lo selecciona se añade al guardar y si no se <text:tab/>selecciona se borra por administrador (al administrador no se le vuelve a mostrar la solicitud <text:tab/>pero si al resto en caso de que exista mas de un administrador), guarda <text:s/>al hacer clic en <text:tab/>Guardar cambios es cuando se realizan las modificaciones, se cerrara la pagina y sesión.</text:p>
      <text:p text:style-name="Standard"/>
      <text:p text:style-name="Standard"><text:tab/><text:span text:style-name="T3">En caso de un empresario </text:span><text:span text:style-name="T4">iniciara sesión cubriendo el nombre apellidos DNI y contraseña, <text:tab/>al pulsar el botón inicio de sesión</text:span> se redirige a la pagina representada en la <text:a xlink:type="simple" xlink:href="../Pagina_Modificación_ofertas.odg" text:style-name="Internet_20_link" text:visited-style-name="Visited_20_Internet_20_Link"><text:span text:style-name="T2">Pagina de <text:tab/>modificación de ofertas</text:span></text:a> la cual mostrará su nombre todas las ofertas que el tiene <text:tab/>subidas con <text:tab/>el salario horario y hornada, en caso de algún recuadro en blanco en el momento </text:p>
      <text:p text:style-name="Standard"><text:tab/>de hacer clic en el botón inicio de sesión aparecerán esos recuadros en rojo hasta ser <text:tab/>cubiertos, en caso de error porque ese dato no se corresponde con ese usuario tambien se <text:tab/>mostrara en rojo.</text:p>
      <text:p text:style-name="P1"/>
      <text:p text:style-name="Standard"><text:span text:style-name="T2"><text:tab/>Al hacer clic en añadir oferta se redirige a la </text:span><text:a xlink:type="simple" xlink:href="../Pagina_empresario.odg" text:style-name="Internet_20_link" text:visited-style-name="Visited_20_Internet_20_Link"><text:span text:style-name="T1">pagina empresario</text:span></text:a><text:span text:style-name="T2"> la cual tendrá el <text:tab/>nombre de <text:tab/>las empresas en un desplegable, al hacer clic en una profesión esta se resaltara y <text:tab/>no <text:tab/>permitirá seleccionar otra profesión, en ese momento podrá añadir el salario neto, <text:tab/>seleccionar la <text:tab/>hornada e introducir el horario, entonces podrá guardar cambios, añadir una <text:tab/>nueva oferta a esta empresa haciendo clic en el botón añadir oferta, Cancelar lo cual cerrara <text:tab/>la pagina actual y volverá a abrir la pagina representada en </text:span><text:a xlink:type="simple" xlink:href="../Pagina_Modificación_ofertas.odg" text:style-name="Internet_20_link" text:visited-style-name="Visited_20_Internet_20_Link"><text:span text:style-name="T1">pagina <text:s/>modificación de ofertas</text:span></text:a><text:span text:style-name="T2"> <text:tab/>el salario neto y el horario se introducirá en el recuadro correspondiente,</text:span></text:p>
      <text:p text:style-name="Standard"><text:span text:style-name="T2"><text:tab/>el botón solicitar nueva categoría abrirá un recuadro en el que podrá introducir una nueva <text:tab/>categoría, y al lado de este recuadro un botón que al hacer clic en el se le muestra esta a <text:tab/>todos los administradores como se describió anteriormente. Guardar cambios sirve para <text:tab/>guardar los cambios y <text:s/>cerrara la pagina actual y volverá a abrir la pagina representada en <text:tab/></text:span></text:p>
      <text:p text:style-name="Standard"><text:span text:style-name="T2"><text:tab/>la </text:span><text:a xlink:type="simple" xlink:href="../Pagina_Modificación_ofertas.odg" text:style-name="Internet_20_link" text:visited-style-name="Visited_20_Internet_20_Link"><text:span text:style-name="T1">pagina de modificación de ofertas</text:span></text:a><text:span text:style-name="T2">.</text:span></text:p>
      <text:p text:style-name="Standard"/>
      <text:p text:style-name="Standard"><text:span text:style-name="T2"><text:tab/>En caso de tener una oferta seleccionada y hacer clic en modificar oferta se dirige a la <text:tab/>misma pagina </text:span><text:a xlink:type="simple" xlink:href="../Pagina_empresario.odg" text:style-name="Internet_20_link" text:visited-style-name="Visited_20_Internet_20_Link"><text:span text:style-name="T1">pagina de empresario</text:span></text:a><text:span text:style-name="T2"> con los datos de la oferta ya escritos y <text:tab/>seleccionados para modificarlos en esta pudendo hacer las mismas opciones que al añadirla.</text:span></text:p>
      <text:p text:style-name="P1"/>
      <text:p text:style-name="P1"><text:tab/>Al hacer clic en añadir empresa se redirige a la pagina de registro con los datos cubiertos y <text:tab/>modificables excepto nombre y apellidos.</text:p>
      <text:p text:style-name="P1"/>
      <text:p text:style-name="Standard"><text:span text:style-name="T2"><text:tab/>El cierre de sesión del empresario se hará haciendo clic en en botón Cerrar sesión en la <text:tab/></text:span><text:a xlink:type="simple" xlink:href="../Pagina_Modificación_ofertas.odg" text:style-name="Internet_20_link" text:visited-style-name="Visited_20_Internet_20_Link"><text:span text:style-name="T1">pagina de modificación de ofertas</text:span></text:a><text:span text:style-name="T1">,</text:span><text:span text:style-name="T2"> o pasados cinco minutos sin actividad.</text:span></text:p>
      <text:p text:style-name="P1"/>
      <text:p text:style-name="Standard"><text:soft-page-break/><text:span text:style-name="T2">El registro se hará entrando en la pagina (</text:span><text:a xlink:type="simple" xlink:href="../Pagina_principal.odg" text:style-name="Internet_20_link" text:visited-style-name="Visited_20_Internet_20_Link"><text:span text:style-name="T1">Pagina principal</text:span></text:a><text:span text:style-name="T2">), haciendo clic en inicio de sesión lo que cargara la </text:span><text:a xlink:type="simple" xlink:href="../Inicio_de_sesión.odg" text:style-name="Internet_20_link" text:visited-style-name="Visited_20_Internet_20_Link"><text:span text:style-name="T1">pagina de inicio de sesión</text:span></text:a><text:span text:style-name="T2">, y en esta habrá que hacer clic en el enlace creado para acceder a la </text:span><text:a xlink:type="simple" xlink:href="../Pagina_de_registro.odg" text:style-name="Internet_20_link" text:visited-style-name="Visited_20_Internet_20_Link"><text:span text:style-name="T1">pagina de registro</text:span></text:a><text:span text:style-name="T2"> en la que se tendrán que cubrir todos los campos, al hacer clic en agregar datos de otra empresa se guardan los actuales y se vuelve a cargar la misma </text:span><text:a xlink:type="simple" xlink:href="../Pagina_de_registro.odg" text:style-name="Internet_20_link" text:visited-style-name="Visited_20_Internet_20_Link"><text:span text:style-name="T1">pagina</text:span></text:a><text:span text:style-name="T2"> con los datos del empresario cubiertos (nombre apellidos), los recuadros de la contraseña no aparecerán y el resto tendrán que cubrirlos el empresario, al guardar se guardarán los datos, si esta algún recuadro en blanco excepto los opcionales (2ºEmail y 2º nº de teléfono) no permitirá guardar y mostrara los recuadros que estén sin cubrir en color roj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3T13:11:30.27</meta:creation-date>
    <dc:date>2020-09-04T12:22:36.50</dc:date>
    <meta:editing-duration>PT3H20M7S</meta:editing-duration>
    <meta:editing-cycles>21</meta:editing-cycles>
    <meta:generator>OpenOffice/4.1.7$Win32 OpenOffice.org_project/417m1$Build-9800</meta:generator>
    <meta:document-statistic meta:table-count="0" meta:image-count="0" meta:object-count="0" meta:page-count="2" meta:paragraph-count="13" meta:word-count="697" meta:character-count="4077"/>
  </office:meta>
</office:document-meta>
</file>